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0.3457in"/>
    </style:style>
    <style:style style:name="co17" style:family="table-column">
      <style:table-column-properties fo:break-before="auto" style:column-width="6.361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 (though that should never come up since he’s Ultra Rare)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create Ultra Rares or Mystery Boxes; unique animation for the present box</text:p>
          </table:table-cell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5T21:51:12.435858736</dc:date>
    <meta:editing-duration>P2DT18H30M39S</meta:editing-duration>
    <meta:editing-cycles>452</meta:editing-cycles>
    <meta:document-statistic meta:table-count="9" meta:cell-count="1410" meta:object-count="0"/>
  </office:meta>
</office:document-meta>
</file>